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0.5pt" officeooo:rsid="000c1573" officeooo:paragraph-rsid="000c1573" style:font-size-asian="10.5pt" style:font-size-complex="10.5pt"/>
    </style:style>
    <style:style style:name="P2" style:family="paragraph" style:parent-style-name="Standard">
      <style:text-properties style:font-name="Courier 10 Pitch" fo:font-size="10.5pt" officeooo:rsid="000c1573" officeooo:paragraph-rsid="000e2379" style:font-size-asian="10.5pt" style:font-size-complex="10.5pt"/>
    </style:style>
    <style:style style:name="P3" style:family="paragraph" style:parent-style-name="Standard">
      <style:text-properties style:font-name="Courier 10 Pitch" fo:font-size="10.5pt" officeooo:rsid="000cb7f5" officeooo:paragraph-rsid="000e2379" style:font-size-asian="10.5pt" style:font-size-complex="10.5pt"/>
    </style:style>
    <style:style style:name="P4" style:family="paragraph" style:parent-style-name="Standard">
      <style:text-properties style:font-name="Courier 10 Pitch" fo:font-size="10.5pt" officeooo:rsid="000e2379" officeooo:paragraph-rsid="000cb7f5" style:font-size-asian="10.5pt" style:font-size-complex="10.5pt"/>
    </style:style>
    <style:style style:name="P5" style:family="paragraph" style:parent-style-name="Standard">
      <style:text-properties style:font-name="Courier 10 Pitch" fo:font-size="10.5pt" officeooo:rsid="000e2379" officeooo:paragraph-rsid="000e2379" style:font-size-asian="10.5pt" style:font-size-complex="10.5pt"/>
    </style:style>
    <style:style style:name="P6" style:family="paragraph" style:parent-style-name="Standard">
      <style:text-properties style:font-name="Courier 10 Pitch" fo:font-size="10.5pt" officeooo:rsid="000eca33" officeooo:paragraph-rsid="000eca33" style:font-size-asian="10.5pt" style:font-size-complex="10.5pt"/>
    </style:style>
    <style:style style:name="P7" style:family="paragraph" style:parent-style-name="Standard">
      <style:text-properties style:font-name="Courier 10 Pitch" fo:font-size="10.5pt" officeooo:rsid="00119c30" officeooo:paragraph-rsid="00119c30" style:font-size-asian="10.5pt" style:font-size-complex="10.5pt"/>
    </style:style>
    <style:style style:name="P8" style:family="paragraph" style:parent-style-name="Standard">
      <style:text-properties style:font-name="Courier 10 Pitch" fo:font-size="10.5pt" officeooo:rsid="00125d84" officeooo:paragraph-rsid="00125d84" style:font-size-asian="10.5pt" style:font-size-complex="10.5pt"/>
    </style:style>
    <style:style style:name="P9" style:family="paragraph" style:parent-style-name="Standard">
      <style:text-properties style:font-name="Courier 10 Pitch" fo:font-size="10.5pt" officeooo:rsid="0012fbf5" officeooo:paragraph-rsid="0012fbf5" style:font-size-asian="10.5pt" style:font-size-complex="10.5pt"/>
    </style:style>
    <style:style style:name="P10" style:family="paragraph" style:parent-style-name="Standard">
      <style:text-properties style:font-name="Courier 10 Pitch" fo:font-size="10.5pt" officeooo:rsid="0019cff8" officeooo:paragraph-rsid="0019cff8" style:font-size-asian="10.5pt" style:font-size-complex="10.5pt"/>
    </style:style>
    <style:style style:name="P11" style:family="paragraph" style:parent-style-name="Standard">
      <style:text-properties style:font-name="Courier 10 Pitch" fo:font-size="10.5pt" officeooo:rsid="001a681d" officeooo:paragraph-rsid="001a681d" style:font-size-asian="10.5pt" style:font-size-complex="10.5pt"/>
    </style:style>
    <style:style style:name="P12" style:family="paragraph" style:parent-style-name="Standard">
      <style:text-properties style:font-name="Courier 10 Pitch" fo:font-size="10.5pt" fo:font-weight="bold" officeooo:rsid="000c1573" officeooo:paragraph-rsid="000c1573" style:font-size-asian="10.5pt" style:font-weight-asian="bold" style:font-size-complex="10.5pt" style:font-weight-complex="bold"/>
    </style:style>
    <style:style style:name="P13" style:family="paragraph" style:parent-style-name="Standard">
      <style:text-properties style:font-name="Courier 10 Pitch" fo:font-size="10.5pt" fo:font-weight="bold" officeooo:rsid="000c1573" officeooo:paragraph-rsid="000e2379" style:font-size-asian="10.5pt" style:font-weight-asian="bold" style:font-size-complex="10.5pt" style:font-weight-complex="bold"/>
    </style:style>
    <style:style style:name="P14" style:family="paragraph" style:parent-style-name="Standard">
      <style:text-properties style:font-name="Courier 10 Pitch" fo:font-size="10.5pt" fo:font-weight="bold" officeooo:rsid="000cb7f5" officeooo:paragraph-rsid="000cb7f5" style:font-size-asian="10.5pt" style:font-weight-asian="bold" style:font-size-complex="10.5pt" style:font-weight-complex="bold"/>
    </style:style>
    <style:style style:name="P15" style:family="paragraph" style:parent-style-name="Standard">
      <style:text-properties style:font-name="Courier 10 Pitch" fo:font-size="10.5pt" fo:font-weight="bold" officeooo:rsid="000cb7f5" officeooo:paragraph-rsid="000e2379" style:font-size-asian="10.5pt" style:font-weight-asian="bold" style:font-size-complex="10.5pt" style:font-weight-complex="bold"/>
    </style:style>
    <style:style style:name="P16" style:family="paragraph" style:parent-style-name="Standard">
      <style:text-properties style:font-name="Courier 10 Pitch" fo:font-size="10.5pt" fo:font-weight="bold" officeooo:rsid="000e2379" officeooo:paragraph-rsid="000e2379" style:font-size-asian="10.5pt" style:font-weight-asian="bold" style:font-size-complex="10.5pt" style:font-weight-complex="bold"/>
    </style:style>
    <style:style style:name="P17" style:family="paragraph" style:parent-style-name="Standard">
      <style:text-properties style:font-name="Courier 10 Pitch" fo:font-size="10.5pt" fo:font-weight="bold" officeooo:rsid="0019cff8" officeooo:paragraph-rsid="0019cff8" style:font-size-asian="10.5pt" style:font-weight-asian="bold" style:font-size-complex="10.5pt" style:font-weight-complex="bold"/>
    </style:style>
    <style:style style:name="P18" style:family="paragraph" style:parent-style-name="Header">
      <style:paragraph-properties fo:text-align="end" style:justify-single-word="false"/>
      <style:text-properties style:font-name="Courier 10 Pitch" fo:font-size="8pt" fo:font-style="italic" fo:font-weight="bold" officeooo:rsid="00132857" officeooo:paragraph-rsid="00132857" style:font-size-asian="8pt" style:font-style-asian="italic" style:font-weight-asian="bold" style:font-size-complex="8pt" style:font-style-complex="italic" style:font-weight-complex="bold"/>
    </style:style>
    <style:style style:name="P19" style:family="paragraph" style:parent-style-name="Footer">
      <style:text-properties style:font-name="Courier 10 Pitch" fo:font-size="8pt" fo:font-weight="bold" officeooo:rsid="001975e2" officeooo:paragraph-rsid="001975e2" style:font-size-asian="8pt" style:font-weight-asian="bold" style:font-size-complex="8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cb7f5"/>
    </style:style>
    <style:style style:name="T3" style:family="text">
      <style:text-properties officeooo:rsid="000eca33"/>
    </style:style>
    <style:style style:name="T4" style:family="text">
      <style:text-properties officeooo:rsid="00119c30"/>
    </style:style>
    <style:style style:name="T5" style:family="text">
      <style:text-properties officeooo:rsid="0012fbf5"/>
    </style:style>
    <style:style style:name="T6" style:family="text">
      <style:text-properties officeooo:rsid="001a681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all remember,the following four basic operations.</text:p>
      <text:p text:style-name="P12">C<text:span text:style-name="T1">reate</text:span></text:p>
      <text:p text:style-name="P12">R<text:span text:style-name="T1">ead</text:span></text:p>
      <text:p text:style-name="P12">U<text:span text:style-name="T1">pdate</text:span></text:p>
      <text:p text:style-name="P12">D<text:span text:style-name="T1">elete</text:span></text:p>
      <text:p text:style-name="P1"/>
      <text:p text:style-name="P12">Linked List -</text:p>
      <text:p text:style-name="P1"/>
      <text:p text:style-name="P1">template &lt;class T&gt;</text:p>
      <text:p text:style-name="P1">class LinkedList {</text:p>
      <text:p text:style-name="P1"><text:tab/>public :</text:p>
      <text:p text:style-name="P1"><text:tab/><text:tab/>LinkedList * next;</text:p>
      <text:p text:style-name="P1"><text:tab/><text:tab/>T data;</text:p>
      <text:p text:style-name="P1">};</text:p>
      <text:p text:style-name="P1"/>
      <text:section text:style-name="Sect2" text:name="Section2">
        <text:p text:style-name="P15">Time complexity -</text:p>
        <text:p text:style-name="P15"/>
        <text:p text:style-name="P3">1) Insert in front – O(1)</text:p>
        <text:p text:style-name="P3">2) Insert at Back – O(n)</text:p>
        <text:p text:style-name="P3">3) Insert in middle – O(n)</text:p>
        <text:p text:style-name="P3">4) Delete Front – O(1)</text:p>
        <text:p text:style-name="P3">5) Delete back – O(n)</text:p>
        <text:p text:style-name="P3">6) Delete Middle – O(n)</text:p>
        <text:p text:style-name="P3">7) Search – O(n)</text:p>
        <text:p text:style-name="P3">8) Update – O(n)</text:p>
        <text:p text:style-name="P3">9) Push – O(1)</text:p>
        <text:p text:style-name="P3">10) Pop – O(1)</text:p>
        <text:p text:style-name="P3"/>
        <text:p text:style-name="P3"/>
        <text:p text:style-name="P3"/>
        <text:p text:style-name="P3"/>
        <text:p text:style-name="P2"/>
        <text:p text:style-name="P13">Common Operation<text:span text:style-name="T2">s -</text:span></text:p>
        <text:p text:style-name="P13"/>
        <text:p text:style-name="P3">0) create_node()</text:p>
        <text:p text:style-name="P3">1) add_node() // Add a node LL</text:p>
        <text:p text:style-name="P3">2) add_front()</text:p>
        <text:p text:style-name="P3">3) push()</text:p>
        <text:p text:style-name="P3">4) pop()</text:p>
        <text:p text:style-name="P3">5) enqueue()</text:p>
        <text:p text:style-name="P3">6) dequeue()</text:p>
        <text:p text:style-name="P3">7) push_back()</text:p>
        <text:p text:style-name="P3">8) pop_back()</text:p>
        <text:p text:style-name="P3">9) insert_at()</text:p>
        <text:p text:style-name="P5">10) walk_list()</text:p>
        <text:p text:style-name="P5">11) delete_list()</text:p>
        <text:p text:style-name="P5">12) sorted_insert()</text:p>
        <text:p text:style-name="P5">13) sort()</text:p>
        <text:p text:style-name="P5">14) remove_duplicates()</text:p>
      </text:section>
      <text:p text:style-name="P1"/>
      <text:p text:style-name="P14">Use Linked List when -</text:p>
      <text:p text:style-name="P3">1) You do not know the size of the list you will hav<text:span text:style-name="T5">e</text:span></text:p>
      <text:p text:style-name="P9">[ ADD MORE ]</text:p>
      <text:p text:style-name="P9"/>
      <text:p text:style-name="P3"/>
      <text:p text:style-name="P16">Common Questions in Linked List - </text:p>
      <text:p text:style-name="P5">1) Reverse a Linked List</text:p>
      <text:p text:style-name="P5">2) Remove Duplicates in Linked List</text:p>
      <text:p text:style-name="P5">3) Recursively travese a linked list</text:p>
      <text:p text:style-name="P5">4) Recursively reverse a linked list</text:p>
      <text:p text:style-name="P5">5) Recurively remove duplicates in Linked List</text:p>
      <text:p text:style-name="P5">6) Merge two Linked List – <text:span text:style-name="T3">Alternately</text:span></text:p>
      <text:p text:style-name="P5">7) <text:span text:style-name="T3">Merge sort two Linked List</text:span></text:p>
      <text:p text:style-name="P6">8) <text:span text:style-name="T4">Find a loop in Linked List</text:span></text:p>
      <text:p text:style-name="P7">9) Find the start of the loop in the Linked List</text:p>
      <text:p text:style-name="P7">10) Find the middle element in the linked list</text:p>
      <text:p text:style-name="P7">11) Find the kth-element from back in the linked list</text:p>
      <text:p text:style-name="P8">12) Divide the linked list into two lists (split_list)</text:p>
      <text:p text:style-name="P10">13) Number in reverse order (e.g. 123 as 3-&gt;2-&gt;1)</text:p>
      <text:p text:style-name="P10"/>
      <text:p text:style-name="P1"/>
      <text:p text:style-name="P1"><text:soft-page-break/></text:p>
      <text:p text:style-name="P1"/>
      <text:p text:style-name="P10">Stacks and Queue</text:p>
      <text:p text:style-name="P10"/>
      <text:p text:style-name="P17">Common Questions -</text:p>
      <text:p text:style-name="P10">1) Postfix expression</text:p>
      <text:p text:style-name="P10">2) Brackets</text:p>
      <text:p text:style-name="P10">3) DFS (Stack)</text:p>
      <text:p text:style-name="P10">4) BFS (Queue)</text:p>
      <text:p text:style-name="P10">5) Design stack using queue</text:p>
      <text:p text:style-name="P10">6) Design queue using stack</text:p>
      <text:p text:style-name="P10">7) Have O(1) operations for min(), push() and pop()</text:p>
      <text:p text:style-name="P10">8) Stack using LL</text:p>
      <text:p text:style-name="P10">9) Queue using LL</text:p>
      <text:p text:style-name="P10">10) Multiple (3+) stack in one array</text:p>
      <text:p text:style-name="P10">11) Multiple (3+) queue in one array</text:p>
      <text:p text:style-name="P10">12) <text:span text:style-name="T6">Infix to Postfix</text:span></text:p>
      <text:p text:style-name="P11">13) Given stacks “S” and “T”, and a variable “v” how would you reverse the order of elements in “S”</text:p>
      <text:p text:style-name="P11">*14) Reverse a stack without using extra space</text:p>
      <text:p text:style-name="P1"/>
      <text:section text:style-name="Sect1" text:name="Section1"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Courier 10 Pitch" fo:font-size="8pt" fo:font-style="italic" fo:font-weight="bold" officeooo:rsid="00132857" officeooo:paragraph-rsid="00132857" style:font-size-asian="8pt" style:font-style-asian="italic" style:font-weight-asian="bold" style:font-size-complex="8pt" style:font-style-complex="italic" style:font-weight-complex="bold"/>
    </style:style>
    <style:style style:name="MP2" style:family="paragraph" style:parent-style-name="Footer">
      <style:text-properties style:font-name="Courier 10 Pitch" fo:font-size="8pt" fo:font-weight="bold" officeooo:rsid="001975e2" officeooo:paragraph-rsid="001975e2" style:font-size-asian="8pt" style:font-weight-asian="bold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Linked List, Stacks and Queues - Review</text:p>
      </style:header>
      <style:footer>
        <text:p text:style-name="MP2">01/22/20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2T13:49:11.067932198</meta:creation-date>
    <dc:date>2016-01-22T16:00:40.131952137</dc:date>
    <meta:editing-duration>PT2H8M43S</meta:editing-duration>
    <meta:editing-cycles>19</meta:editing-cycles>
    <meta:generator>LibreOffice/4.2.8.2$Linux_X86_64 LibreOffice_project/420m0$Build-2</meta:generator>
    <meta:document-statistic meta:table-count="0" meta:image-count="0" meta:object-count="0" meta:page-count="2" meta:paragraph-count="74" meta:word-count="331" meta:character-count="1790" meta:non-whitespace-character-count="1516"/>
  </office:meta>
</office:document-meta>
</file>